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39b" officeooo:paragraph-rsid="000f639b"/>
    </style:style>
    <style:style style:name="P2" style:family="paragraph" style:parent-style-name="Standard">
      <style:text-properties officeooo:rsid="00109403" officeooo:paragraph-rsid="0010940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</text:p>
      <text:p text:style-name="P1"/>
      <text:p text:style-name="P2">Albert Korejw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9:01:48.743566296</meta:creation-date>
    <dc:date>2015-02-17T19:05:12.712356992</dc:date>
    <meta:editing-duration>PT38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3" meta:character-count="21" meta:non-whitespace-character-count="20"/>
  </office:meta>
</office:document-meta>
</file>